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7" table:number-columns-repeated="16366" table:default-cell-style-name="ce1"/>
        <table:table-row table:style-name="ro1">
          <table:table-cell office:value-type="string" table:number-columns-spanned="11" table:number-rows-spanned="1" table:style-name="ce3">
            <text:p>FairMQ experiment software network throughput with 1 FLP</text:p>
          </table:table-cell>
          <table:covered-table-cell table:number-columns-repeated="10"/>
          <table:table-cell table:number-columns-repeated="16373" table:style-name="ce1"/>
        </table:table-row>
        <table:table-row table:style-name="ro1">
          <table:table-cell office:value-type="string" table:style-name="ce1">
            <text:p>Run #</text:p>
          </table:table-cell>
          <table:table-cell office:value-type="string" table:style-name="ce1">
            <text:p>Messages size</text:p>
          </table:table-cell>
          <table:table-cell office:value-type="string" table:style-name="ce1">
            <text:p>Missed</text:p>
          </table:table-cell>
          <table:table-cell table:style-name="ce1"/>
          <table:table-cell office:value-type="string" table:style-name="ce1">
            <text:p>Run #</text:p>
          </table:table-cell>
          <table:table-cell office:value-type="string" table:style-name="ce1">
            <text:p>Messages size</text:p>
          </table:table-cell>
          <table:table-cell office:value-type="string" table:style-name="ce1">
            <text:p>Missed</text:p>
          </table:table-cell>
          <table:table-cell table:style-name="ce1"/>
          <table:table-cell office:value-type="string" table:style-name="ce1">
            <text:p>Run #</text:p>
          </table:table-cell>
          <table:table-cell office:value-type="string" table:style-name="ce1">
            <text:p>Messages size</text:p>
          </table:table-cell>
          <table:table-cell office:value-type="string" table:style-name="ce1">
            <text:p>Missed</text:p>
          </table:table-cell>
          <table:table-cell table:style-name="ce1"/>
          <table:table-cell office:value-type="string" table:style-name="ce1">
            <text:p>1 FLP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8750" table:style-name="ce1">
            <text:p>5875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9500" table:style-name="ce1">
            <text:p>59500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1">
            <text:p>2 FLP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8000" table:style-name="ce1">
            <text:p>580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8750" table:style-name="ce1">
            <text:p>58750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9500" table:style-name="ce1">
            <text:p>59500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1">
            <text:p>3 FLP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8750" table:style-name="ce1">
            <text:p>58750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9500" table:style-name="ce1">
            <text:p>59500</text:p>
          </table:table-cell>
          <table:table-cell office:value-type="float" office:value="119" table:style-name="ce1">
            <text:p>119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000" table:style-name="ce1">
            <text:p>5800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8750" table:style-name="ce1">
            <text:p>5875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9500" table:style-name="ce1">
            <text:p>59500</text:p>
          </table:table-cell>
          <table:table-cell office:value-type="float" office:value="114" table:style-name="ce1">
            <text:p>114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8750" table:style-name="ce1">
            <text:p>5875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9500" table:style-name="ce1">
            <text:p>59500</text:p>
          </table:table-cell>
          <table:table-cell office:value-type="float" office:value="119" table:style-name="ce1">
            <text:p>119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000" table:style-name="ce1">
            <text:p>58000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8750" table:style-name="ce1">
            <text:p>587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9500" table:style-name="ce1">
            <text:p>59500</text:p>
          </table:table-cell>
          <table:table-cell office:value-type="float" office:value="122" table:style-name="ce1">
            <text:p>122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8750" table:style-name="ce1">
            <text:p>5875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59500" table:style-name="ce1">
            <text:p>59500</text:p>
          </table:table-cell>
          <table:table-cell office:value-type="float" office:value="108" table:style-name="ce1">
            <text:p>108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8000" table:style-name="ce1">
            <text:p>5800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8750" table:style-name="ce1">
            <text:p>5875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9500" table:style-name="ce1">
            <text:p>59500</text:p>
          </table:table-cell>
          <table:table-cell office:value-type="float" office:value="119" table:style-name="ce1">
            <text:p>119</text:p>
          </table:table-cell>
          <table:table-cell table:style-name="ce1">
            <draw:frame draw:z-index="1" draw:id="id0" draw:style-name="a0" draw:name="Chart 1" svg:x="0.49306in" svg:y="0.1597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8750" table:style-name="ce1">
            <text:p>5875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9500" table:style-name="ce1">
            <text:p>59500</text:p>
          </table:table-cell>
          <table:table-cell office:value-type="float" office:value="120" table:style-name="ce1">
            <text:p>120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8000" table:style-name="ce1">
            <text:p>5800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8750" table:style-name="ce1">
            <text:p>5875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9500" table:style-name="ce1">
            <text:p>59500</text:p>
          </table:table-cell>
          <table:table-cell office:value-type="float" office:value="121" table:style-name="ce1">
            <text:p>121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8750" table:style-name="ce1">
            <text:p>5875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9500" table:style-name="ce1">
            <text:p>59500</text:p>
          </table:table-cell>
          <table:table-cell office:value-type="float" office:value="113" table:style-name="ce1">
            <text:p>113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8750" table:style-name="ce1">
            <text:p>5875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9500" table:style-name="ce1">
            <text:p>59500</text:p>
          </table:table-cell>
          <table:table-cell office:value-type="float" office:value="127" table:style-name="ce1">
            <text:p>127</text:p>
          </table:table-cell>
          <table:table-cell table:number-columns-repeated="1637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8000" table:style-name="ce1">
            <text:p>580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8750" table:style-name="ce1">
            <text:p>5875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59500" table:style-name="ce1">
            <text:p>59500</text:p>
          </table:table-cell>
          <table:table-cell office:value-type="float" office:value="121" table:style-name="ce1">
            <text:p>121</text:p>
          </table:table-cell>
          <table:table-cell table:number-columns-repeated="1637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8750" table:style-name="ce1">
            <text:p>587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9500" table:style-name="ce1">
            <text:p>59500</text:p>
          </table:table-cell>
          <table:table-cell office:value-type="float" office:value="126" table:style-name="ce1">
            <text:p>126</text:p>
          </table:table-cell>
          <table:table-cell table:number-columns-repeated="16373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8000" table:style-name="ce1">
            <text:p>580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8750" table:style-name="ce1">
            <text:p>58750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9500" table:style-name="ce1">
            <text:p>59500</text:p>
          </table:table-cell>
          <table:table-cell office:value-type="float" office:value="154" table:style-name="ce1">
            <text:p>154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8000" table:style-name="ce1">
            <text:p>580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8750" table:style-name="ce1">
            <text:p>58750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9500" table:style-name="ce1">
            <text:p>5950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8750" table:style-name="ce1">
            <text:p>58750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9500" table:style-name="ce1">
            <text:p>59500</text:p>
          </table:table-cell>
          <table:table-cell office:value-type="float" office:value="112" table:style-name="ce1">
            <text:p>112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8750" table:style-name="ce1">
            <text:p>58750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59500" table:style-name="ce1">
            <text:p>59500</text:p>
          </table:table-cell>
          <table:table-cell office:value-type="float" office:value="109" table:style-name="ce1">
            <text:p>109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8750" table:style-name="ce1">
            <text:p>5875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9500" table:style-name="ce1">
            <text:p>59500</text:p>
          </table:table-cell>
          <table:table-cell office:value-type="float" office:value="108" table:style-name="ce1">
            <text:p>108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8750" table:style-name="ce1">
            <text:p>587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9500" table:style-name="ce1">
            <text:p>59500</text:p>
          </table:table-cell>
          <table:table-cell office:value-type="float" office:value="109" table:style-name="ce1">
            <text:p>109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58750" table:style-name="ce1">
            <text:p>58750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59500" table:style-name="ce1">
            <text:p>59500</text:p>
          </table:table-cell>
          <table:table-cell office:value-type="float" office:value="123" table:style-name="ce1">
            <text:p>123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8000" table:style-name="ce1">
            <text:p>580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8750" table:style-name="ce1">
            <text:p>587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59500" table:style-name="ce1">
            <text:p>59500</text:p>
          </table:table-cell>
          <table:table-cell office:value-type="float" office:value="121" table:style-name="ce1">
            <text:p>121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8000" table:style-name="ce1">
            <text:p>580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8750" table:style-name="ce1">
            <text:p>587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9500" table:style-name="ce1">
            <text:p>59500</text:p>
          </table:table-cell>
          <table:table-cell office:value-type="float" office:value="107" table:style-name="ce1">
            <text:p>107</text:p>
          </table:table-cell>
          <table:table-cell table:style-name="ce1">
            <draw:frame draw:z-index="2" draw:id="id1" draw:style-name="a1" draw:name="Chart 2" svg:x="0.47917in" svg:y="0.06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8750" table:style-name="ce1">
            <text:p>5875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9500" table:style-name="ce1">
            <text:p>59500</text:p>
          </table:table-cell>
          <table:table-cell office:value-type="float" office:value="115" table:style-name="ce1">
            <text:p>115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8000" table:style-name="ce2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8750" table:style-name="ce1">
            <text:p>58750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9500" table:style-name="ce1">
            <text:p>59500</text:p>
          </table:table-cell>
          <table:table-cell office:value-type="float" office:value="118" table:style-name="ce1">
            <text:p>118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8000" table:style-name="ce1">
            <text:p>5800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58750" table:style-name="ce1">
            <text:p>5875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59500" table:style-name="ce1">
            <text:p>59500</text:p>
          </table:table-cell>
          <table:table-cell office:value-type="float" office:value="132" table:style-name="ce1">
            <text:p>132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000" table:style-name="ce1">
            <text:p>580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8750" table:style-name="ce1">
            <text:p>58750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59500" table:style-name="ce1">
            <text:p>59500</text:p>
          </table:table-cell>
          <table:table-cell office:value-type="float" office:value="114" table:style-name="ce1">
            <text:p>114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000" table:style-name="ce1">
            <text:p>5800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8750" table:style-name="ce1">
            <text:p>58750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59500" table:style-name="ce1">
            <text:p>59500</text:p>
          </table:table-cell>
          <table:table-cell office:value-type="float" office:value="117" table:style-name="ce1">
            <text:p>117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8000" table:style-name="ce1">
            <text:p>580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58750" table:style-name="ce1">
            <text:p>5875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59500" table:style-name="ce1">
            <text:p>59500</text:p>
          </table:table-cell>
          <table:table-cell office:value-type="float" office:value="142" table:style-name="ce1">
            <text:p>142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8000" table:style-name="ce1">
            <text:p>5800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8750" table:style-name="ce1">
            <text:p>58750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9500" table:style-name="ce1">
            <text:p>59500</text:p>
          </table:table-cell>
          <table:table-cell office:value-type="float" office:value="133" table:style-name="ce1">
            <text:p>133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2.3333333333333335" table:formula="of:=AVERAGE([.C3:.C32])" table:style-name="ce1">
            <text:p>2,333333333</text:p>
          </table:table-cell>
          <table:table-cell table:number-columns-repeated="3" table:style-name="ce1"/>
          <table:table-cell office:value-type="float" office:value="42.133333333333333" table:formula="of:=AVERAGE([.G3:.G32])" table:style-name="ce1">
            <text:p>42,13333333</text:p>
          </table:table-cell>
          <table:table-cell table:number-columns-repeated="3" table:style-name="ce1"/>
          <table:table-cell office:value-type="float" office:value="119.73333333333333" table:formula="of:=AVERAGE([.K3:.K32])" table:style-name="ce1">
            <text:p>119,7333333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1" table:number-rows-spanned="1" table:style-name="ce3">
            <text:p>FairMQ experiment software network throughput with 2 FLP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style-name="ce1">
            <text:p>Run #</text:p>
          </table:table-cell>
          <table:table-cell office:value-type="string" table:style-name="ce1">
            <text:p>Messages size</text:p>
          </table:table-cell>
          <table:table-cell office:value-type="string" table:style-name="ce1">
            <text:p>Missed</text:p>
          </table:table-cell>
          <table:table-cell table:style-name="ce1"/>
          <table:table-cell office:value-type="string" table:style-name="ce1">
            <text:p>Run #</text:p>
          </table:table-cell>
          <table:table-cell office:value-type="string" table:style-name="ce1">
            <text:p>Messages size</text:p>
          </table:table-cell>
          <table:table-cell office:value-type="string" table:style-name="ce1">
            <text:p>Missed</text:p>
          </table:table-cell>
          <table:table-cell table:style-name="ce1"/>
          <table:table-cell office:value-type="string" table:style-name="ce1">
            <text:p>Run #</text:p>
          </table:table-cell>
          <table:table-cell office:value-type="string" table:style-name="ce1">
            <text:p>Messages size</text:p>
          </table:table-cell>
          <table:table-cell office:value-type="string" table:style-name="ce1">
            <text:p>Missed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000" table:style-name="ce1">
            <text:p>2900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9375" table:style-name="ce1">
            <text:p>29375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9750" table:style-name="ce1">
            <text:p>29750</text:p>
          </table:table-cell>
          <table:table-cell office:value-type="float" office:value="129" table:style-name="ce1">
            <text:p>129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9000" table:style-name="ce1">
            <text:p>29000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9375" table:style-name="ce1">
            <text:p>29375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9750" table:style-name="ce1">
            <text:p>29750</text:p>
          </table:table-cell>
          <table:table-cell office:value-type="float" office:value="117" table:style-name="ce1">
            <text:p>117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000" table:style-name="ce1">
            <text:p>29000</text:p>
          </table:table-cell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9375" table:style-name="ce1">
            <text:p>29375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9750" table:style-name="ce1">
            <text:p>29750</text:p>
          </table:table-cell>
          <table:table-cell office:value-type="float" office:value="122" table:style-name="ce1">
            <text:p>122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000" table:style-name="ce1">
            <text:p>29000</text:p>
          </table:table-cell>
          <table:table-cell office:value-type="float" office:value="315" table:style-name="ce1">
            <text:p>31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9375" table:style-name="ce1">
            <text:p>29375</text:p>
          </table:table-cell>
          <table:table-cell office:value-type="float" office:value="274" table:style-name="ce1">
            <text:p>27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9750" table:style-name="ce1">
            <text:p>2975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000" table:style-name="ce1">
            <text:p>29000</text:p>
          </table:table-cell>
          <table:table-cell office:value-type="float" office:value="277" table:style-name="ce1">
            <text:p>27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9375" table:style-name="ce1">
            <text:p>29375</text:p>
          </table:table-cell>
          <table:table-cell office:value-type="float" office:value="333" table:style-name="ce1">
            <text:p>333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9750" table:style-name="ce1">
            <text:p>29750</text:p>
          </table:table-cell>
          <table:table-cell office:value-type="float" office:value="96" table:style-name="ce1">
            <text:p>96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9000" table:style-name="ce1">
            <text:p>2900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9375" table:style-name="ce1">
            <text:p>29375</text:p>
          </table:table-cell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9750" table:style-name="ce1">
            <text:p>29750</text:p>
          </table:table-cell>
          <table:table-cell office:value-type="float" office:value="111" table:style-name="ce1">
            <text:p>111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9000" table:style-name="ce1">
            <text:p>29000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9375" table:style-name="ce1">
            <text:p>29375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9750" table:style-name="ce1">
            <text:p>29750</text:p>
          </table:table-cell>
          <table:table-cell office:value-type="float" office:value="118" table:style-name="ce1">
            <text:p>118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000" table:style-name="ce1">
            <text:p>29000</text:p>
          </table:table-cell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9375" table:style-name="ce1">
            <text:p>29375</text:p>
          </table:table-cell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9750" table:style-name="ce1">
            <text:p>2975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9000" table:style-name="ce1">
            <text:p>29000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9375" table:style-name="ce1">
            <text:p>29375</text:p>
          </table:table-cell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29750" table:style-name="ce1">
            <text:p>29750</text:p>
          </table:table-cell>
          <table:table-cell office:value-type="float" office:value="122" table:style-name="ce1">
            <text:p>122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000" table:style-name="ce1">
            <text:p>29000</text:p>
          </table:table-cell>
          <table:table-cell office:value-type="float" office:value="263" table:style-name="ce1">
            <text:p>263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9375" table:style-name="ce1">
            <text:p>29375</text:p>
          </table:table-cell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9750" table:style-name="ce1">
            <text:p>2975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9000" table:style-name="ce1">
            <text:p>29000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9375" table:style-name="ce1">
            <text:p>29375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9750" table:style-name="ce1">
            <text:p>29750</text:p>
          </table:table-cell>
          <table:table-cell office:value-type="float" office:value="117" table:style-name="ce1">
            <text:p>117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9000" table:style-name="ce1">
            <text:p>29000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9375" table:style-name="ce1">
            <text:p>29375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9750" table:style-name="ce1">
            <text:p>2975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9000" table:style-name="ce1">
            <text:p>290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9375" table:style-name="ce1">
            <text:p>29375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9750" table:style-name="ce1">
            <text:p>29750</text:p>
          </table:table-cell>
          <table:table-cell office:value-type="float" office:value="121" table:style-name="ce1">
            <text:p>121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9000" table:style-name="ce1">
            <text:p>29000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9375" table:style-name="ce1">
            <text:p>29375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9750" table:style-name="ce1">
            <text:p>29750</text:p>
          </table:table-cell>
          <table:table-cell office:value-type="float" office:value="122" table:style-name="ce1">
            <text:p>122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000" table:style-name="ce1">
            <text:p>29000</text:p>
          </table:table-cell>
          <table:table-cell office:value-type="float" office:value="215" table:style-name="ce1">
            <text:p>215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9375" table:style-name="ce1">
            <text:p>29375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29750" table:style-name="ce1">
            <text:p>29750</text:p>
          </table:table-cell>
          <table:table-cell office:value-type="float" office:value="123" table:style-name="ce1">
            <text:p>123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9000" table:style-name="ce1">
            <text:p>29000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9375" table:style-name="ce1">
            <text:p>29375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29750" table:style-name="ce1">
            <text:p>29750</text:p>
          </table:table-cell>
          <table:table-cell office:value-type="float" office:value="123" table:style-name="ce1">
            <text:p>123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000" table:style-name="ce1">
            <text:p>29000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9375" table:style-name="ce1">
            <text:p>29375</text:p>
          </table:table-cell>
          <table:table-cell office:value-type="float" office:value="215" table:style-name="ce1">
            <text:p>21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29750" table:style-name="ce1">
            <text:p>29750</text:p>
          </table:table-cell>
          <table:table-cell office:value-type="float" office:value="136" table:style-name="ce1">
            <text:p>136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000" table:style-name="ce1">
            <text:p>29000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9375" table:style-name="ce1">
            <text:p>293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9750" table:style-name="ce1">
            <text:p>2975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000" table:style-name="ce1">
            <text:p>29000</text:p>
          </table:table-cell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9375" table:style-name="ce1">
            <text:p>29375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9750" table:style-name="ce1">
            <text:p>29750</text:p>
          </table:table-cell>
          <table:table-cell office:value-type="float" office:value="131" table:style-name="ce1">
            <text:p>131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000" table:style-name="ce1">
            <text:p>2900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9375" table:style-name="ce1">
            <text:p>2937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29750" table:style-name="ce1">
            <text:p>29750</text:p>
          </table:table-cell>
          <table:table-cell office:value-type="float" office:value="126" table:style-name="ce1">
            <text:p>126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9000" table:style-name="ce1">
            <text:p>29000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9375" table:style-name="ce1">
            <text:p>29375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9750" table:style-name="ce1">
            <text:p>29750</text:p>
          </table:table-cell>
          <table:table-cell office:value-type="float" office:value="117" table:style-name="ce1">
            <text:p>117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000" table:style-name="ce1">
            <text:p>29000</text:p>
          </table:table-cell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9375" table:style-name="ce1">
            <text:p>29375</text:p>
          </table:table-cell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9750" table:style-name="ce1">
            <text:p>29750</text:p>
          </table:table-cell>
          <table:table-cell office:value-type="float" office:value="113" table:style-name="ce1">
            <text:p>113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000" table:style-name="ce1">
            <text:p>29000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9375" table:style-name="ce1">
            <text:p>29375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9750" table:style-name="ce1">
            <text:p>29750</text:p>
          </table:table-cell>
          <table:table-cell office:value-type="float" office:value="129" table:style-name="ce1">
            <text:p>129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9000" table:style-name="ce1">
            <text:p>29000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9375" table:style-name="ce1">
            <text:p>29375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29750" table:style-name="ce1">
            <text:p>29750</text:p>
          </table:table-cell>
          <table:table-cell office:value-type="float" office:value="136" table:style-name="ce1">
            <text:p>136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000" table:style-name="ce1">
            <text:p>2900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9375" table:style-name="ce1">
            <text:p>29375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29750" table:style-name="ce1">
            <text:p>29750</text:p>
          </table:table-cell>
          <table:table-cell office:value-type="float" office:value="116" table:style-name="ce1">
            <text:p>116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000" table:style-name="ce1">
            <text:p>29000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9375" table:style-name="ce1">
            <text:p>29375</text:p>
          </table:table-cell>
          <table:table-cell office:value-type="float" office:value="217" table:style-name="ce1">
            <text:p>21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9750" table:style-name="ce1">
            <text:p>29750</text:p>
          </table:table-cell>
          <table:table-cell office:value-type="float" office:value="125" table:style-name="ce1">
            <text:p>125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9000" table:style-name="ce1">
            <text:p>29000</text:p>
          </table:table-cell>
          <table:table-cell office:value-type="float" office:value="223" table:style-name="ce1">
            <text:p>22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9375" table:style-name="ce1">
            <text:p>29375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9750" table:style-name="ce1">
            <text:p>29750</text:p>
          </table:table-cell>
          <table:table-cell office:value-type="float" office:value="121" table:style-name="ce1">
            <text:p>121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000" table:style-name="ce1">
            <text:p>290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9375" table:style-name="ce1">
            <text:p>29375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9750" table:style-name="ce1">
            <text:p>29750</text:p>
          </table:table-cell>
          <table:table-cell office:value-type="float" office:value="120" table:style-name="ce1">
            <text:p>120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000" table:style-name="ce1">
            <text:p>29000</text:p>
          </table:table-cell>
          <table:table-cell office:value-type="float" office:value="209" table:style-name="ce1">
            <text:p>20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9375" table:style-name="ce1">
            <text:p>29375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9750" table:style-name="ce1">
            <text:p>29750</text:p>
          </table:table-cell>
          <table:table-cell office:value-type="float" office:value="122" table:style-name="ce1">
            <text:p>122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9000" table:style-name="ce1">
            <text:p>29000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9375" table:style-name="ce1">
            <text:p>2937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9750" table:style-name="ce1">
            <text:p>29750</text:p>
          </table:table-cell>
          <table:table-cell office:value-type="float" office:value="127" table:style-name="ce1">
            <text:p>127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148.36666666666667" table:formula="of:=AVERAGE([.C37:.C66])" table:style-name="ce1">
            <text:p>148,3666667</text:p>
          </table:table-cell>
          <table:table-cell table:number-columns-repeated="3" table:style-name="ce1"/>
          <table:table-cell office:value-type="float" office:value="121.43333333333334" table:formula="of:=AVERAGE([.G37:.G66])" table:style-name="ce1">
            <text:p>121,4333333</text:p>
          </table:table-cell>
          <table:table-cell table:number-columns-repeated="3" table:style-name="ce1"/>
          <table:table-cell office:value-type="float" office:value="120.86666666666666" table:formula="of:=AVERAGE([.K37:.K66])" table:style-name="ce1">
            <text:p>120,866666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1" table:number-rows-spanned="1" table:style-name="ce3">
            <text:p>FairMQ experiment software network throughput with 3 FLP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style-name="ce1">
            <text:p>Run #</text:p>
          </table:table-cell>
          <table:table-cell office:value-type="string" table:style-name="ce1">
            <text:p>Messages size</text:p>
          </table:table-cell>
          <table:table-cell office:value-type="string" table:style-name="ce1">
            <text:p>Missed</text:p>
          </table:table-cell>
          <table:table-cell table:style-name="ce1"/>
          <table:table-cell office:value-type="string" table:style-name="ce1">
            <text:p>Run #</text:p>
          </table:table-cell>
          <table:table-cell office:value-type="string" table:style-name="ce1">
            <text:p>Messages size</text:p>
          </table:table-cell>
          <table:table-cell office:value-type="string" table:style-name="ce1">
            <text:p>Missed</text:p>
          </table:table-cell>
          <table:table-cell table:style-name="ce1"/>
          <table:table-cell office:value-type="string" table:style-name="ce1">
            <text:p>Run #</text:p>
          </table:table-cell>
          <table:table-cell office:value-type="string" table:style-name="ce1">
            <text:p>Messages size</text:p>
          </table:table-cell>
          <table:table-cell office:value-type="string" table:style-name="ce1">
            <text:p>Missed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333" table:style-name="ce1">
            <text:p>19333</text:p>
          </table:table-cell>
          <table:table-cell office:value-type="float" office:value="381" table:style-name="ce1">
            <text:p>38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583" table:style-name="ce1">
            <text:p>19583</text:p>
          </table:table-cell>
          <table:table-cell office:value-type="float" office:value="402" table:style-name="ce1">
            <text:p>40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9833" table:style-name="ce1">
            <text:p>19833</text:p>
          </table:table-cell>
          <table:table-cell office:value-type="float" office:value="1311" table:style-name="ce1">
            <text:p>1311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333" table:style-name="ce1">
            <text:p>19333</text:p>
          </table:table-cell>
          <table:table-cell office:value-type="float" office:value="211" table:style-name="ce1">
            <text:p>21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9583" table:style-name="ce1">
            <text:p>19583</text:p>
          </table:table-cell>
          <table:table-cell office:value-type="float" office:value="232" table:style-name="ce1">
            <text:p>23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9833" table:style-name="ce1">
            <text:p>19833</text:p>
          </table:table-cell>
          <table:table-cell office:value-type="float" office:value="1094" table:style-name="ce1">
            <text:p>1094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333" table:style-name="ce1">
            <text:p>19333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9583" table:style-name="ce1">
            <text:p>19583</text:p>
          </table:table-cell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9833" table:style-name="ce1">
            <text:p>19833</text:p>
          </table:table-cell>
          <table:table-cell office:value-type="float" office:value="915" table:style-name="ce1">
            <text:p>915</text:p>
          </table:table-cell>
          <table:table-cell table:number-columns-repeated="16373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9333" table:style-name="ce1">
            <text:p>19333</text:p>
          </table:table-cell>
          <table:table-cell office:value-type="float" office:value="207" table:style-name="ce1">
            <text:p>207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9583" table:style-name="ce1">
            <text:p>19583</text:p>
          </table:table-cell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9833" table:style-name="ce1">
            <text:p>19833</text:p>
          </table:table-cell>
          <table:table-cell office:value-type="float" office:value="1047" table:style-name="ce1">
            <text:p>1047</text:p>
          </table:table-cell>
          <table:table-cell table:number-columns-repeated="16373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9333" table:style-name="ce1">
            <text:p>19333</text:p>
          </table:table-cell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9583" table:style-name="ce1">
            <text:p>19583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9833" table:style-name="ce1">
            <text:p>19833</text:p>
          </table:table-cell>
          <table:table-cell office:value-type="float" office:value="617" table:style-name="ce1">
            <text:p>617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333" table:style-name="ce1">
            <text:p>19333</text:p>
          </table:table-cell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9583" table:style-name="ce1">
            <text:p>19583</text:p>
          </table:table-cell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9833" table:style-name="ce1">
            <text:p>19833</text:p>
          </table:table-cell>
          <table:table-cell office:value-type="float" office:value="922" table:style-name="ce1">
            <text:p>922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333" table:style-name="ce1">
            <text:p>19333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9583" table:style-name="ce1">
            <text:p>19583</text:p>
          </table:table-cell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9833" table:style-name="ce1">
            <text:p>19833</text:p>
          </table:table-cell>
          <table:table-cell office:value-type="float" office:value="932" table:style-name="ce1">
            <text:p>932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333" table:style-name="ce1">
            <text:p>19333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9583" table:style-name="ce1">
            <text:p>19583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9833" table:style-name="ce1">
            <text:p>19833</text:p>
          </table:table-cell>
          <table:table-cell office:value-type="float" office:value="914" table:style-name="ce1">
            <text:p>914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333" table:style-name="ce1">
            <text:p>19333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9583" table:style-name="ce1">
            <text:p>19583</text:p>
          </table:table-cell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9833" table:style-name="ce1">
            <text:p>19833</text:p>
          </table:table-cell>
          <table:table-cell office:value-type="float" office:value="1087" table:style-name="ce1">
            <text:p>1087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9333" table:style-name="ce1">
            <text:p>19333</text:p>
          </table:table-cell>
          <table:table-cell office:value-type="float" office:value="271" table:style-name="ce1">
            <text:p>27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9583" table:style-name="ce1">
            <text:p>19583</text:p>
          </table:table-cell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9833" table:style-name="ce1">
            <text:p>19833</text:p>
          </table:table-cell>
          <table:table-cell office:value-type="float" office:value="794" table:style-name="ce1">
            <text:p>794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333" table:style-name="ce1">
            <text:p>19333</text:p>
          </table:table-cell>
          <table:table-cell office:value-type="float" office:value="274" table:style-name="ce1">
            <text:p>27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9583" table:style-name="ce1">
            <text:p>19583</text:p>
          </table:table-cell>
          <table:table-cell office:value-type="float" office:value="293" table:style-name="ce1">
            <text:p>29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9833" table:style-name="ce1">
            <text:p>19833</text:p>
          </table:table-cell>
          <table:table-cell office:value-type="float" office:value="798" table:style-name="ce1">
            <text:p>798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333" table:style-name="ce1">
            <text:p>19333</text:p>
          </table:table-cell>
          <table:table-cell office:value-type="float" office:value="318" table:style-name="ce1">
            <text:p>318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9583" table:style-name="ce1">
            <text:p>19583</text:p>
          </table:table-cell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9833" table:style-name="ce1">
            <text:p>19833</text:p>
          </table:table-cell>
          <table:table-cell office:value-type="float" office:value="797" table:style-name="ce1">
            <text:p>797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333" table:style-name="ce1">
            <text:p>19333</text:p>
          </table:table-cell>
          <table:table-cell office:value-type="float" office:value="396" table:style-name="ce1">
            <text:p>396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9583" table:style-name="ce1">
            <text:p>19583</text:p>
          </table:table-cell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9833" table:style-name="ce1">
            <text:p>19833</text:p>
          </table:table-cell>
          <table:table-cell office:value-type="float" office:value="835" table:style-name="ce1">
            <text:p>835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333" table:style-name="ce1">
            <text:p>19333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9583" table:style-name="ce1">
            <text:p>19583</text:p>
          </table:table-cell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9833" table:style-name="ce1">
            <text:p>19833</text:p>
          </table:table-cell>
          <table:table-cell office:value-type="float" office:value="982" table:style-name="ce1">
            <text:p>982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9333" table:style-name="ce1">
            <text:p>19333</text:p>
          </table:table-cell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9583" table:style-name="ce1">
            <text:p>19583</text:p>
          </table:table-cell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9833" table:style-name="ce1">
            <text:p>19833</text:p>
          </table:table-cell>
          <table:table-cell office:value-type="float" office:value="870" table:style-name="ce1">
            <text:p>870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333" table:style-name="ce1">
            <text:p>19333</text:p>
          </table:table-cell>
          <table:table-cell office:value-type="float" office:value="351" table:style-name="ce1">
            <text:p>35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9583" table:style-name="ce1">
            <text:p>19583</text:p>
          </table:table-cell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9833" table:style-name="ce1">
            <text:p>19833</text:p>
          </table:table-cell>
          <table:table-cell office:value-type="float" office:value="960" table:style-name="ce1">
            <text:p>960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9333" table:style-name="ce1">
            <text:p>19333</text:p>
          </table:table-cell>
          <table:table-cell office:value-type="float" office:value="214" table:style-name="ce1">
            <text:p>21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9583" table:style-name="ce1">
            <text:p>19583</text:p>
          </table:table-cell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9833" table:style-name="ce1">
            <text:p>19833</text:p>
          </table:table-cell>
          <table:table-cell office:value-type="float" office:value="744" table:style-name="ce1">
            <text:p>744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333" table:style-name="ce1">
            <text:p>19333</text:p>
          </table:table-cell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583" table:style-name="ce1">
            <text:p>19583</text:p>
          </table:table-cell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9833" table:style-name="ce1">
            <text:p>19833</text:p>
          </table:table-cell>
          <table:table-cell office:value-type="float" office:value="876" table:style-name="ce1">
            <text:p>876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333" table:style-name="ce1">
            <text:p>19333</text:p>
          </table:table-cell>
          <table:table-cell office:value-type="float" office:value="205" table:style-name="ce1">
            <text:p>20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9583" table:style-name="ce1">
            <text:p>19583</text:p>
          </table:table-cell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9833" table:style-name="ce1">
            <text:p>19833</text:p>
          </table:table-cell>
          <table:table-cell office:value-type="float" office:value="912" table:style-name="ce1">
            <text:p>912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333" table:style-name="ce1">
            <text:p>19333</text:p>
          </table:table-cell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9583" table:style-name="ce1">
            <text:p>19583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9833" table:style-name="ce1">
            <text:p>19833</text:p>
          </table:table-cell>
          <table:table-cell office:value-type="float" office:value="668" table:style-name="ce1">
            <text:p>668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333" table:style-name="ce1">
            <text:p>19333</text:p>
          </table:table-cell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9583" table:style-name="ce1">
            <text:p>19583</text:p>
          </table:table-cell>
          <table:table-cell office:value-type="float" office:value="496" table:style-name="ce1">
            <text:p>49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9833" table:style-name="ce1">
            <text:p>19833</text:p>
          </table:table-cell>
          <table:table-cell office:value-type="float" office:value="1140" table:style-name="ce1">
            <text:p>114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333" table:style-name="ce1">
            <text:p>19333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9583" table:style-name="ce1">
            <text:p>19583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9833" table:style-name="ce1">
            <text:p>19833</text:p>
          </table:table-cell>
          <table:table-cell office:value-type="float" office:value="1055" table:style-name="ce1">
            <text:p>1055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9333" table:style-name="ce1">
            <text:p>19333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9583" table:style-name="ce1">
            <text:p>19583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9833" table:style-name="ce1">
            <text:p>19833</text:p>
          </table:table-cell>
          <table:table-cell office:value-type="float" office:value="834" table:style-name="ce1">
            <text:p>834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9333" table:style-name="ce1">
            <text:p>19333</text:p>
          </table:table-cell>
          <table:table-cell office:value-type="float" office:value="267" table:style-name="ce1">
            <text:p>267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9583" table:style-name="ce1">
            <text:p>19583</text:p>
          </table:table-cell>
          <table:table-cell office:value-type="float" office:value="207" table:style-name="ce1">
            <text:p>207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9833" table:style-name="ce1">
            <text:p>19833</text:p>
          </table:table-cell>
          <table:table-cell office:value-type="float" office:value="770" table:style-name="ce1">
            <text:p>770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333" table:style-name="ce1">
            <text:p>19333</text:p>
          </table:table-cell>
          <table:table-cell office:value-type="float" office:value="265" table:style-name="ce1">
            <text:p>26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9583" table:style-name="ce1">
            <text:p>19583</text:p>
          </table:table-cell>
          <table:table-cell office:value-type="float" office:value="229" table:style-name="ce1">
            <text:p>2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9833" table:style-name="ce1">
            <text:p>19833</text:p>
          </table:table-cell>
          <table:table-cell office:value-type="float" office:value="837" table:style-name="ce1">
            <text:p>837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333" table:style-name="ce1">
            <text:p>19333</text:p>
          </table:table-cell>
          <table:table-cell office:value-type="float" office:value="204" table:style-name="ce1">
            <text:p>20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9583" table:style-name="ce1">
            <text:p>19583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9833" table:style-name="ce1">
            <text:p>19833</text:p>
          </table:table-cell>
          <table:table-cell office:value-type="float" office:value="920" table:style-name="ce1">
            <text:p>920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333" table:style-name="ce1">
            <text:p>19333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9583" table:style-name="ce1">
            <text:p>19583</text:p>
          </table:table-cell>
          <table:table-cell office:value-type="float" office:value="434" table:style-name="ce1">
            <text:p>434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9833" table:style-name="ce1">
            <text:p>19833</text:p>
          </table:table-cell>
          <table:table-cell office:value-type="float" office:value="833" table:style-name="ce1">
            <text:p>833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9333" table:style-name="ce1">
            <text:p>19333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9583" table:style-name="ce1">
            <text:p>19583</text:p>
          </table:table-cell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9833" table:style-name="ce1">
            <text:p>19833</text:p>
          </table:table-cell>
          <table:table-cell office:value-type="float" office:value="429" table:style-name="ce1">
            <text:p>429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333" table:style-name="ce1">
            <text:p>19333</text:p>
          </table:table-cell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9583" table:style-name="ce1">
            <text:p>19583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9833" table:style-name="ce1">
            <text:p>19833</text:p>
          </table:table-cell>
          <table:table-cell office:value-type="float" office:value="1005" table:style-name="ce1">
            <text:p>1005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9333" table:style-name="ce1">
            <text:p>19333</text:p>
          </table:table-cell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9583" table:style-name="ce1">
            <text:p>19583</text:p>
          </table:table-cell>
          <table:table-cell office:value-type="float" office:value="239" table:style-name="ce1">
            <text:p>239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9833" table:style-name="ce1">
            <text:p>19833</text:p>
          </table:table-cell>
          <table:table-cell office:value-type="float" office:value="665" table:style-name="ce1">
            <text:p>665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float" office:value="196.1" table:formula="of:=AVERAGE([.C71:.C100])" table:style-name="ce1">
            <text:p>196,1</text:p>
          </table:table-cell>
          <table:table-cell table:number-columns-repeated="3" table:style-name="ce1"/>
          <table:table-cell office:value-type="float" office:value="198.63333333333333" table:formula="of:=AVERAGE([.G71:.G100])" table:style-name="ce1">
            <text:p>198,6333333</text:p>
          </table:table-cell>
          <table:table-cell table:number-columns-repeated="3" table:style-name="ce1"/>
          <table:table-cell office:value-type="float" office:value="885.43333333333328" table:formula="of:=AVERAGE([.K71:.K100])" table:style-name="ce1">
            <text:p>885,4333333</text:p>
          </table:table-cell>
          <table:table-cell table:number-columns-repeated="16373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9</meta:generator>
    <dc:creator>Microsoft Office User</dc:creator>
    <meta:creation-date>2018-12-02T15:49:27Z</meta:creation-date>
    <dc:date>2018-12-05T20:46:09Z</dc:date>
    <meta:editing-cycles>34</meta:editing-cycles>
    <meta:editing-duration>PT1001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75" chart:overlap="-25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Data Loss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Size</text:p>
            </chart:title>
            <chart:categories table:cell-range-address="local-table.$A$2:.$A$4"/>
          </chart:axis>
          <chart:axis chart:dimension="y" chart:name="primary-y" chart:style-name="Axs1">
            <chart:title chart:style-name="AT01">
              <text:p text:style-name="a2" text:class-names="" text:cond-style-name="">Missed</text:p>
            </chart:title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1 FLP</text:p>
              </table:table-cell>
              <table:table-cell office:value-type="string">
                <text:p>2 FLP</text:p>
              </table:table-cell>
              <table:table-cell office:value-type="string">
                <text:p>3 FLP</text:p>
              </table:table-cell>
            </table:table-row>
          </table:table-header-rows>
          <table:table-row>
            <table:table-cell office:value-type="float" office:value="58000"/>
            <table:table-cell office:value-type="float" office:value="2.3333333333333335"/>
            <table:table-cell office:value-type="float" office:value="148.36666666666667"/>
            <table:table-cell office:value-type="float" office:value="196.1"/>
          </table:table-row>
          <table:table-row>
            <table:table-cell office:value-type="float" office:value="58750"/>
            <table:table-cell office:value-type="float" office:value="42.133333333333333"/>
            <table:table-cell office:value-type="float" office:value="121.43333333333334"/>
            <table:table-cell office:value-type="float" office:value="198.63333333333333"/>
          </table:table-row>
          <table:table-row>
            <table:table-cell office:value-type="float" office:value="59500"/>
            <table:table-cell office:value-type="float" office:value="119.73333333333333"/>
            <table:table-cell office:value-type="float" office:value="120.86666666666666"/>
            <table:table-cell office:value-type="float" office:value="885.4333333333332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D$1" chart:values-cell-range-address="local-table.$D$2:.$D$4" chart:class="chart:area" chart:attached-axis="primary-y" chart:style-name="G0S2">
            <chart:data-point chart:repeated="3"/>
          </chart:series>
          <chart:series chart:label-cell-address="local-table.$C$1" chart:values-cell-range-address="local-table.$C$2:.$C$4" chart:class="chart:area" chart:attached-axis="primary-y" chart:style-name="G0S1">
            <chart:data-point chart:repeated="3"/>
          </chart:series>
          <chart:series chart:label-cell-address="local-table.$B$1" chart:values-cell-range-address="local-table.$B$2:.$B$4" chart:class="chart:area" chart:attached-axis="primary-y" chart:style-name="G0S0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3 FLP</text:p>
              </table:table-cell>
              <table:table-cell office:value-type="string">
                <text:p>2 FLP</text:p>
              </table:table-cell>
              <table:table-cell office:value-type="string">
                <text:p>1 FLP</text:p>
              </table:table-cell>
            </table:table-row>
          </table:table-header-rows>
          <table:table-row>
            <table:table-cell office:value-type="float" office:value="58000"/>
            <table:table-cell office:value-type="float" office:value="196.1"/>
            <table:table-cell office:value-type="float" office:value="148.36666666666667"/>
            <table:table-cell office:value-type="float" office:value="2.3333333333333335"/>
          </table:table-row>
          <table:table-row>
            <table:table-cell office:value-type="float" office:value="58750"/>
            <table:table-cell office:value-type="float" office:value="198.63333333333333"/>
            <table:table-cell office:value-type="float" office:value="121.43333333333334"/>
            <table:table-cell office:value-type="float" office:value="42.133333333333333"/>
          </table:table-row>
          <table:table-row>
            <table:table-cell office:value-type="float" office:value="59500"/>
            <table:table-cell office:value-type="float" office:value="885.43333333333328"/>
            <table:table-cell office:value-type="float" office:value="120.86666666666666"/>
            <table:table-cell office:value-type="float" office:value="119.7333333333333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